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1c1c1c" draw:fill="solid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cm" svg:height="1.9cm" svg:x="1.2cm" svg:y="2.5cm">
          <text:p text:style-name="P1">init_mm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draw:type="line" svg:x1="4.066cm" svg:y1="-0.064cm" svg:x2="4.1cm" svg:y2="2.5cm" draw:end-shape="id1" draw:end-glue-point="0" svg:d="M4066-64l34 2564" svg:viewBox="0 0 35 2565">
          <text:p/>
        </draw:connector>
        <draw:frame draw:style-name="gr3" draw:layer="layout" svg:width="8.181cm" svg:height="0.962cm" svg:x="4cm" svg:y="1.1cm">
          <draw:text-box>
            <text:p>From 'iret' under run_proc()</text:p>
          </draw:text-box>
        </draw:frame>
        <draw:custom-shape draw:style-name="gr1" draw:text-style-name="P2" xml:id="id2" draw:id="id2" draw:layer="layout" svg:width="6.1cm" svg:height="2.3cm" svg:x="8.2cm" svg:y="2.601cm">
          <text:p text:style-name="P1"><text:span text:style-name="T1">Get the toal memory size </text:span></text:p>
          <text:p text:style-name="P1"><text:span text:style-name="T1">patched from bootloade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" draw:id="id3" draw:layer="layout" svg:width="6.401cm" svg:height="2.3cm" svg:x="8.099cm" svg:y="6.1cm">
          <text:p text:style-name="P1"><text:span text:style-name="T2">Get process table info from kernel</text:span></text:p>
          <text:p text:style-name="P1"><text:span text:style-name="T2">And set up mm proc table based on 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cm" svg:y1="3.45cm" svg:x2="8.2cm" svg:y2="3.751cm" draw:start-shape="id1" draw:start-glue-point="1" draw:end-shape="id2" svg:d="M7000 3450l1200 301" svg:viewBox="0 0 1201 302">
          <text:p/>
        </draw:connector>
        <draw:connector draw:style-name="gr2" draw:text-style-name="P1" draw:layer="layout" draw:type="line" svg:x1="11.25cm" svg:y1="4.901cm" svg:x2="11.299cm" svg:y2="6.1cm" draw:start-shape="id2" draw:start-glue-point="6" draw:end-shape="id3" draw:end-glue-point="4" svg:d="M11250 4901l49 1199" svg:viewBox="0 0 50 1200">
          <text:p/>
        </draw:connector>
        <draw:custom-shape draw:style-name="gr1" draw:text-style-name="P1" xml:id="id4" draw:id="id4" draw:layer="layout" svg:width="5.8cm" svg:height="1.9cm" svg:x="8.401cm" svg:y="9.101cm">
          <text:p text:style-name="P1">init_mem() 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draw:type="line" svg:x1="11.299cm" svg:y1="8.4cm" svg:x2="11.301cm" svg:y2="9.101cm" draw:start-shape="id3" draw:start-glue-point="6" draw:end-shape="id4" draw:end-glue-point="0" svg:d="M11299 8400l2 701" svg:viewBox="0 0 3 702">
          <text:p/>
        </draw:connector>
        <draw:custom-shape draw:style-name="gr1" draw:text-style-name="P3" xml:id="id5" draw:id="id5" draw:layer="layout" svg:width="5.786cm" svg:height="1.901cm" svg:x="14.7cm" svg:y="9cm">
          <text:p text:style-name="P1"><text:span text:style-name="T2">Set up each process_hole </text:span></text:p>
          <text:p text:style-name="P1"><text:span text:style-name="T2">with a process table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4.201cm" svg:y1="10.051cm" svg:x2="14.7cm" svg:y2="9.95cm" draw:start-shape="id4" draw:start-glue-point="1" draw:end-shape="id5" draw:end-glue-point="5" svg:d="M14201 10051l499-101" svg:viewBox="0 0 500 102">
          <text:p/>
        </draw:connector>
        <draw:custom-shape draw:style-name="gr4" draw:text-style-name="P1" draw:layer="layout" svg:width="13.5cm" svg:height="10.5cm" svg:x="1.1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49cm" svg:height="0.692cm" svg:x="1cm" svg:y="1.6cm">
          <draw:text-box>
            <text:p text:style-name="P4"><text:span text:style-name="T2">main.c</text:span></text:p>
          </draw:text-box>
        </draw:frame>
        <draw:custom-shape draw:style-name="gr4" draw:text-style-name="P1" draw:layer="layout" svg:width="6.2cm" svg:height="10.5cm" svg:x="14.4cm" svg:y="8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03cm" svg:height="0.692cm" svg:x="18.501cm" svg:y="7.9cm">
          <draw:text-box>
            <text:p text:style-name="P4"><text:span text:style-name="T2">alloc.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2:43:09.743870592</meta:creation-date>
    <dc:date>2015-08-25T22:08:52.741750188</dc:date>
    <meta:editing-duration>PT14M15S</meta:editing-duration>
    <meta:editing-cycles>9</meta:editing-cycles>
    <meta:generator>LibreOffice/4.2.8.2$Linux_x86 LibreOffice_project/420m0$Build-2</meta:generator>
    <meta:document-statistic meta:object-count="15"/>
  </office:meta>
</office:document-meta>
</file>